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272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Shop</text:p>
          </table:table-cell>
          <table:table-cell table:style-name="Default" office:value-type="string" calcext:value-type="string">
            <text:p>Website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OBS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de/" xlink:type="simple">www.conrad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" xlink:type="simple">www.reichelt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<text:a xlink:href="http://www.pollin.de/" xlink:type="simple">www.pollin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<text:a xlink:href="http://www.farnell.de/" xlink:type="simple">www.farnell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" xlink:type="simple">www.digikey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ckstein</text:p>
          </table:table-cell>
          <table:table-cell office:value-type="string" calcext:value-type="string">
            <text:p><text:a xlink:href="http://www.eckstein-shop.de/" xlink:type="simple">www.eckstein-shop.d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Watterott</text:p>
          </table:table-cell>
          <table:table-cell office:value-type="string" calcext:value-type="string">
            <text:p><text:a xlink:href="http://www.watterott.com/" xlink:type="simple">http://www.watterott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Pimoroni</text:p>
          </table:table-cell>
          <table:table-cell office:value-type="string" calcext:value-type="string">
            <text:p><text:a xlink:href="https://shop.pimoroni.de/" xlink:type="simple">https://shop.pimoroni.de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<text:a xlink:href="https://www.distrelec.de/" xlink:type="simple">https://www.distrelec.de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.za/" xlink:type="simple">https://www.digikey.co.za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DIY electronics</text:p>
          </table:table-cell>
          <table:table-cell office:value-type="string" calcext:value-type="string">
            <text:p><text:a xlink:href="https://www.diyelectronics.co.za/" xlink:type="simple">https://www.diyelectronics.co.za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Stelltron</text:p>
          </table:table-cell>
          <table:table-cell office:value-type="string" calcext:value-type="string">
            <text:p><text:a xlink:href="http://www.stelltron.co.za/" xlink:type="simple">http://www.stelltron.co.za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Satajanus</text:p>
          </table:table-cell>
          <table:table-cell office:value-type="string" calcext:value-type="string">
            <text:p><text:a xlink:href="http://satajanus.com/" xlink:type="simple">http://satajanu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Jumia</text:p>
          </table:table-cell>
          <table:table-cell office:value-type="string" calcext:value-type="string">
            <text:p><text:a xlink:href="http://www.jumia.com/" xlink:type="simple">www.jumia.com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Inventelelectronics</text:p>
          </table:table-cell>
          <table:table-cell office:value-type="string" calcext:value-type="string">
            <text:p><text:a xlink:href="https://www.inventelectronics.com/" xlink:type="simple">https://www.inventelectronics.com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<text:a xlink:href="http://www.agendagh.com/" xlink:type="simple">http://www.agendagh.com/</text:a></text:p>
          </table:table-cell>
          <table:table-cell/>
          <table:table-cell office:value-type="string" calcext:value-type="string">
            <text:p>More electric than electronics it seems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Open Hacks</text:p>
          </table:table-cell>
          <table:table-cell office:value-type="string" calcext:value-type="string">
            <text:p><text:a xlink:href="http://www.openhacks.com/" xlink:type="simple">www.openhacks.com</text:a> </text:p>
          </table:table-cell>
          <table:table-cell table:style-name="ce3" office:value-type="string" calcext:value-type="string">
            <text:p>Buenos Aires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IT&amp;T</text:p>
          </table:table-cell>
          <table:table-cell office:value-type="string" calcext:value-type="string">
            <text:p><text:a xlink:href="http://www.ityt.com.ar/" xlink:type="simple">www.ityt.com.ar</text:a></text:p>
          </table:table-cell>
          <table:table-cell office:value-type="string" calcext:value-type="string">
            <text:p>Mendoza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Candy-HO</text:p>
          </table:table-cell>
          <table:table-cell office:value-type="string" calcext:value-type="string">
            <text:p><text:a xlink:href="http://candy-ho.com/" xlink:type="simple">http://candy-ho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Nubbeo</text:p>
          </table:table-cell>
          <table:table-cell office:value-type="string" calcext:value-type="string">
            <text:p><text:a xlink:href="http://www.nubbeo.com.ar/" xlink:type="simple">http://www.nubbeo.com.a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Gizmojo</text:p>
          </table:table-cell>
          <table:table-cell office:value-type="string" calcext:value-type="string">
            <text:p><text:a xlink:href="https://www.gizmojo.com.ar/" xlink:type="simple">https://www.gizmojo.com.ar/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hardwarelivreusp.org/2016/11/24/onde-comprar/" xlink:type="simple">http://hardwarelivreusp.org/2016/11/24/onde-comprar/</text:a></text:p>
          </table:table-cell>
          <table:table-cell table:style-name="ce1" office:value-type="string" calcext:value-type="string">
            <text:p>Information in portuguese (hint from Filipe from @conector ciencia)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newportcom.com.br/" xlink:type="simple">http://newportcom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s://pandoralab.com.br/" xlink:type="simple">https://pandoralab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www.mrdcomp.com.br/" xlink:type="simple">http://www.mrdcomp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<text:a xlink:href="http://loja.multcomercial.com.br/" xlink:type="simple">http://loja.multcomercial.com.br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://toew-pe.com/" xlink:type="simple">http://toew-pe.com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s://electrotec.pe/" xlink:type="simple">https://electrotec.pe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s://openhardware.pe/store/" xlink:type="simple">https://openhardware.pe/store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s://paruro.pe/" xlink:type="simple">https://paruro.pe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<text:a xlink:href="http://www.digitronik.pe/" xlink:type="simple">http://www.digitronik.pe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://www.mcielectronics.cl/en_US/" xlink:type="simple">http://www.mcielectronics.cl/en_US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www.casaroyal.cl/" xlink:type="simple">https://www.casaroyal.c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afel.cl/" xlink:type="simple">https://afel.c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www.amgkits.com/" xlink:type="simple">https://www.amgkits.com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://www.maxelectronica.cl/" xlink:type="simple">http://www.maxelectronica.cl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<text:a xlink:href="https://www.robotronix.cl/" xlink:type="simple">https://www.robotronix.cl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table:style-name="ce2" office:value-type="string" calcext:value-type="string">
            <text:p><text:a xlink:href="https://www.4project.co.il/" xlink:type="simple">https://www.4project.co.il/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rael</text:p>
          </table:table-cell>
          <table:table-cell/>
          <table:table-cell table:style-name="Default" office:value-type="string" calcext:value-type="string">
            <text:p><text:a xlink:href="https://www.facebook.com/groups/804392556345093/" xlink:type="simple">https://www.facebook.com/groups/804392556345093/</text:a></text:p>
          </table:table-cell>
          <table:table-cell office:value-type="string" calcext:value-type="string">
            <text:p>Facebook group</text:p>
          </table:table-cell>
          <table:table-cell table:style-name="ce1" office:value-type="string" calcext:value-type="string">
            <text:p>local p2p buy/sell components group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chipchip</text:p>
          </table:table-cell>
          <table:table-cell table:style-name="Default" office:value-type="string" calcext:value-type="string">
            <text:p><text:a xlink:href="https://www.chipchip.co.il/" xlink:type="simple">https://www.chipchip.co.il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dash</text:p>
          </table:table-cell>
          <table:table-cell table:style-name="Default" office:value-type="string" calcext:value-type="string">
            <text:p><text:a xlink:href="http://dash.co.il/" xlink:type="simple">http://dash.co.il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Or-e</text:p>
          </table:table-cell>
          <table:table-cell table:style-name="Default" office:value-type="string" calcext:value-type="string">
            <text:p><text:a xlink:href="https://www.or-e.co.il/" xlink:type="simple">https://www.or-e.co.il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dan hitech</text:p>
          </table:table-cell>
          <table:table-cell table:style-name="Default" office:value-type="string" calcext:value-type="string">
            <text:p><text:a xlink:href="http://idanh.co.il/" xlink:type="simple">http://idanh.co.il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KA tech</text:p>
          </table:table-cell>
          <table:table-cell table:style-name="Default" office:value-type="string" calcext:value-type="string">
            <text:p><text:a xlink:href="http://www.katech10.com/" xlink:type="simple">http://www.katech10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Lion electronics</text:p>
          </table:table-cell>
          <table:table-cell table:style-name="Default" office:value-type="string" calcext:value-type="string">
            <text:p><text:a xlink:href="https://www.lion.co.il/" xlink:type="simple">https://www.lion.co.il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Talmir</text:p>
          </table:table-cell>
          <table:table-cell table:style-name="Default" office:value-type="string" calcext:value-type="string">
            <text:p><text:a xlink:href="https://www.talmir.co.il/" xlink:type="simple">https://www.talmir.co.il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 style:data-style-name="N2" text:time-value="12:22:06.183528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Maia Chagas</meta:initial-creator>
    <meta:creation-date>2018-05-13T12:12:27.354203677</meta:creation-date>
    <dc:date>2018-05-13T12:31:13.389790015</dc:date>
    <dc:creator>Andre Maia Chagas</dc:creator>
    <meta:editing-duration>PT14M59S</meta:editing-duration>
    <meta:editing-cycles>4</meta:editing-cycles>
    <meta:generator>LibreOffice/6.0.4.2$Linux_X86_64 LibreOffice_project/9b0d9b32d5dcda91d2f1a96dc04c645c450872bf</meta:generator>
    <meta:document-statistic meta:table-count="1" meta:cell-count="131" meta:object-count="0"/>
    <meta:user-defined meta:name=""/>
  </office:meta>
</office:document-meta>
</file>